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01in"/>
    </style:style>
    <style:style style:name="co2" style:family="table-column">
      <style:table-column-properties fo:break-before="auto" style:column-width="1.4in"/>
    </style:style>
    <style:style style:name="co3" style:family="table-column">
      <style:table-column-properties fo:break-before="auto" style:column-width="1.059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locationName</text:p>
          </table:table-cell>
          <table:table-cell office:value-type="string">
            <text:p>storageType</text:p>
          </table:table-cell>
          <table:table-cell office:value-type="string">
            <text:p>warehouse</text:p>
          </table:table-cell>
        </table:table-row>
        <table:table-row table:style-name="ro2">
          <table:table-cell office:value-type="string">
            <text:p>A1A</text:p>
          </table:table-cell>
          <table:table-cell office:value-type="string">
            <text:p>Main Shelf</text:p>
          </table:table-cell>
          <table:table-cell office:value-type="string">
            <text:p>Central</text:p>
          </table:table-cell>
        </table:table-row>
        <table:table-row table:style-name="ro2">
          <table:table-cell office:value-type="string">
            <text:p>A1B</text:p>
          </table:table-cell>
          <table:table-cell office:value-type="string">
            <text:p>Main Shelf</text:p>
          </table:table-cell>
          <table:table-cell office:value-type="string">
            <text:p>Central</text:p>
          </table:table-cell>
        </table:table-row>
        <table:table-row table:style-name="ro2">
          <table:table-cell office:value-type="string">
            <text:p>A1C</text:p>
          </table:table-cell>
          <table:table-cell office:value-type="string">
            <text:p>Main Shelf</text:p>
          </table:table-cell>
          <table:table-cell office:value-type="string">
            <text:p>Central</text:p>
          </table:table-cell>
        </table:table-row>
        <table:table-row table:style-name="ro2">
          <table:table-cell office:value-type="string">
            <text:p>A1D</text:p>
          </table:table-cell>
          <table:table-cell office:value-type="string">
            <text:p>Main Shelf</text:p>
          </table:table-cell>
          <table:table-cell office:value-type="string">
            <text:p>Central</text:p>
          </table:table-cell>
        </table:table-row>
        <table:table-row table:style-name="ro2">
          <table:table-cell office:value-type="string">
            <text:p>A1E</text:p>
          </table:table-cell>
          <table:table-cell office:value-type="string">
            <text:p>Main Shelf</text:p>
          </table:table-cell>
          <table:table-cell office:value-type="string">
            <text:p>Central</text:p>
          </table:table-cell>
        </table:table-row>
        <table:table-row table:style-name="ro2">
          <table:table-cell office:value-type="string">
            <text:p>A1F</text:p>
          </table:table-cell>
          <table:table-cell office:value-type="string">
            <text:p>Main Shelf</text:p>
          </table:table-cell>
          <table:table-cell office:value-type="string">
            <text:p>Central</text:p>
          </table:table-cell>
        </table:table-row>
        <table:table-row table:style-name="ro2">
          <table:table-cell office:value-type="string">
            <text:p>A2A</text:p>
          </table:table-cell>
          <table:table-cell office:value-type="string">
            <text:p>Main Shelf</text:p>
          </table:table-cell>
          <table:table-cell office:value-type="string">
            <text:p>Central</text:p>
          </table:table-cell>
        </table:table-row>
        <table:table-row table:style-name="ro2">
          <table:table-cell office:value-type="string">
            <text:p>A2B</text:p>
          </table:table-cell>
          <table:table-cell office:value-type="string">
            <text:p>Main Shelf</text:p>
          </table:table-cell>
          <table:table-cell office:value-type="string">
            <text:p>Central</text:p>
          </table:table-cell>
        </table:table-row>
        <table:table-row table:style-name="ro2">
          <table:table-cell office:value-type="string">
            <text:p>A2C</text:p>
          </table:table-cell>
          <table:table-cell office:value-type="string">
            <text:p>Main Shelf</text:p>
          </table:table-cell>
          <table:table-cell office:value-type="string">
            <text:p>Central</text:p>
          </table:table-cell>
        </table:table-row>
        <table:table-row table:style-name="ro2">
          <table:table-cell office:value-type="string">
            <text:p>A2D</text:p>
          </table:table-cell>
          <table:table-cell office:value-type="string">
            <text:p>Main Shelf</text:p>
          </table:table-cell>
          <table:table-cell office:value-type="string">
            <text:p>Central</text:p>
          </table:table-cell>
        </table:table-row>
        <table:table-row table:style-name="ro2">
          <table:table-cell office:value-type="string">
            <text:p>A2E</text:p>
          </table:table-cell>
          <table:table-cell office:value-type="string">
            <text:p>Main Shelf</text:p>
          </table:table-cell>
          <table:table-cell office:value-type="string">
            <text:p>Central</text:p>
          </table:table-cell>
        </table:table-row>
        <table:table-row table:style-name="ro2">
          <table:table-cell office:value-type="string">
            <text:p>A2F</text:p>
          </table:table-cell>
          <table:table-cell office:value-type="string">
            <text:p>Main Shelf</text:p>
          </table:table-cell>
          <table:table-cell office:value-type="string">
            <text:p>Central</text:p>
          </table:table-cell>
        </table:table-row>
        <table:table-row table:style-name="ro2">
          <table:table-cell office:value-type="string">
            <text:p>HW1-1</text:p>
          </table:table-cell>
          <table:table-cell office:value-type="string">
            <text:p>HW 4x4x4</text:p>
          </table:table-cell>
          <table:table-cell office:value-type="string">
            <text:p>Central</text:p>
          </table:table-cell>
        </table:table-row>
        <table:table-row table:style-name="ro2">
          <table:table-cell office:value-type="string">
            <text:p>HW1-2</text:p>
          </table:table-cell>
          <table:table-cell office:value-type="string">
            <text:p>HW 4x4x4</text:p>
          </table:table-cell>
          <table:table-cell office:value-type="string">
            <text:p>Central</text:p>
          </table:table-cell>
        </table:table-row>
        <table:table-row table:style-name="ro2">
          <table:table-cell office:value-type="string">
            <text:p>HW1-3</text:p>
          </table:table-cell>
          <table:table-cell office:value-type="string">
            <text:p>HW 4x4x4</text:p>
          </table:table-cell>
          <table:table-cell office:value-type="string">
            <text:p>Central</text:p>
          </table:table-cell>
        </table:table-row>
        <table:table-row table:style-name="ro2">
          <table:table-cell office:value-type="string">
            <text:p>HW1-4</text:p>
          </table:table-cell>
          <table:table-cell office:value-type="string">
            <text:p>HW 4x4x4</text:p>
          </table:table-cell>
          <table:table-cell office:value-type="string">
            <text:p>Central</text:p>
          </table:table-cell>
        </table:table-row>
        <table:table-row table:style-name="ro2">
          <table:table-cell office:value-type="string">
            <text:p>HW1-5</text:p>
          </table:table-cell>
          <table:table-cell office:value-type="string">
            <text:p>HW 4x4x4</text:p>
          </table:table-cell>
          <table:table-cell office:value-type="string">
            <text:p>Central</text:p>
          </table:table-cell>
        </table:table-row>
        <table:table-row table:style-name="ro2">
          <table:table-cell office:value-type="string">
            <text:p>HW2-1</text:p>
          </table:table-cell>
          <table:table-cell office:value-type="string">
            <text:p>HW 4x4x4</text:p>
          </table:table-cell>
          <table:table-cell office:value-type="string">
            <text:p>Central</text:p>
          </table:table-cell>
        </table:table-row>
        <table:table-row table:style-name="ro2">
          <table:table-cell office:value-type="string">
            <text:p>HW2-2</text:p>
          </table:table-cell>
          <table:table-cell office:value-type="string">
            <text:p>HW 4x4x4</text:p>
          </table:table-cell>
          <table:table-cell office:value-type="string">
            <text:p>Central</text:p>
          </table:table-cell>
        </table:table-row>
        <table:table-row table:style-name="ro2">
          <table:table-cell office:value-type="string">
            <text:p>HW2-3</text:p>
          </table:table-cell>
          <table:table-cell office:value-type="string">
            <text:p>HW 4x4x4</text:p>
          </table:table-cell>
          <table:table-cell office:value-type="string">
            <text:p>Central</text:p>
          </table:table-cell>
        </table:table-row>
        <table:table-row table:style-name="ro2">
          <table:table-cell office:value-type="string">
            <text:p>HW2-4</text:p>
          </table:table-cell>
          <table:table-cell office:value-type="string">
            <text:p>HW 4x4x4</text:p>
          </table:table-cell>
          <table:table-cell office:value-type="string">
            <text:p>Central</text:p>
          </table:table-cell>
        </table:table-row>
        <table:table-row table:style-name="ro2">
          <table:table-cell office:value-type="string">
            <text:p>HW2-5</text:p>
          </table:table-cell>
          <table:table-cell office:value-type="string">
            <text:p>HW 4x4x4</text:p>
          </table:table-cell>
          <table:table-cell office:value-type="string">
            <text:p>Central</text:p>
          </table:table-cell>
        </table:table-row>
        <table:table-row table:style-name="ro2">
          <table:table-cell office:value-type="string">
            <text:p>HW3-1</text:p>
          </table:table-cell>
          <table:table-cell office:value-type="string">
            <text:p>HW 4x4x4</text:p>
          </table:table-cell>
          <table:table-cell office:value-type="string">
            <text:p>Central</text:p>
          </table:table-cell>
        </table:table-row>
        <table:table-row table:style-name="ro2">
          <table:table-cell office:value-type="string">
            <text:p>HW3-2</text:p>
          </table:table-cell>
          <table:table-cell office:value-type="string">
            <text:p>HW 4x4x4</text:p>
          </table:table-cell>
          <table:table-cell office:value-type="string">
            <text:p>Central</text:p>
          </table:table-cell>
        </table:table-row>
        <table:table-row table:style-name="ro2">
          <table:table-cell office:value-type="string">
            <text:p>HW3-3</text:p>
          </table:table-cell>
          <table:table-cell office:value-type="string">
            <text:p>HW 4x4x4</text:p>
          </table:table-cell>
          <table:table-cell office:value-type="string">
            <text:p>Central</text:p>
          </table:table-cell>
        </table:table-row>
        <table:table-row table:style-name="ro2">
          <table:table-cell office:value-type="string">
            <text:p>HW3-4</text:p>
          </table:table-cell>
          <table:table-cell office:value-type="string">
            <text:p>HW 4x4x4</text:p>
          </table:table-cell>
          <table:table-cell office:value-type="string">
            <text:p>Central</text:p>
          </table:table-cell>
        </table:table-row>
        <table:table-row table:style-name="ro2">
          <table:table-cell office:value-type="string">
            <text:p>HW3-5</text:p>
          </table:table-cell>
          <table:table-cell office:value-type="string">
            <text:p>HW 4x4x4</text:p>
          </table:table-cell>
          <table:table-cell office:value-type="string">
            <text:p>Central</text:p>
          </table:table-cell>
        </table:table-row>
        <table:table-row table:style-name="ro2">
          <table:table-cell office:value-type="string">
            <text:p>HT1</text:p>
          </table:table-cell>
          <table:table-cell office:value-type="string">
            <text:p>Holding Tank 10 Gal</text:p>
          </table:table-cell>
          <table:table-cell office:value-type="string">
            <text:p>Chem</text:p>
          </table:table-cell>
        </table:table-row>
        <table:table-row table:style-name="ro2">
          <table:table-cell office:value-type="string">
            <text:p>HT2</text:p>
          </table:table-cell>
          <table:table-cell office:value-type="string">
            <text:p>Holding Tank 10 Gal</text:p>
          </table:table-cell>
          <table:table-cell office:value-type="string">
            <text:p>Chem</text:p>
          </table:table-cell>
        </table:table-row>
        <table:table-row table:style-name="ro2">
          <table:table-cell office:value-type="string">
            <text:p>HT3</text:p>
          </table:table-cell>
          <table:table-cell office:value-type="string">
            <text:p>Holding Tank 10 Gal</text:p>
          </table:table-cell>
          <table:table-cell office:value-type="string">
            <text:p>Chem</text:p>
          </table:table-cell>
        </table:table-row>
        <table:table-row table:style-name="ro2">
          <table:table-cell office:value-type="string">
            <text:p>HT4</text:p>
          </table:table-cell>
          <table:table-cell office:value-type="string">
            <text:p>Holding Tank 10 Gal</text:p>
          </table:table-cell>
          <table:table-cell office:value-type="string">
            <text:p>Chem</text:p>
          </table:table-cell>
        </table:table-row>
        <table:table-row table:style-name="ro2">
          <table:table-cell office:value-type="string">
            <text:p>HT5</text:p>
          </table:table-cell>
          <table:table-cell office:value-type="string">
            <text:p>Holding Tank 10 Gal</text:p>
          </table:table-cell>
          <table:table-cell office:value-type="string">
            <text:p>Chem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6">12/16/2021</text:date>, <text:time>08:0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ob Quick</meta:initial-creator>
    <meta:creation-date>2021-12-16T07:59:33.43</meta:creation-date>
    <dc:date>2021-12-16T08:06:08.77</dc:date>
    <dc:creator>Jacob Quick</dc:creator>
    <meta:editing-duration>PT6M37S</meta:editing-duration>
    <meta:editing-cycles>1</meta:editing-cycles>
    <meta:document-statistic meta:table-count="3" meta:cell-count="99" meta:object-count="0"/>
    <meta:generator>OpenOffice/4.1.11$Win32 OpenOffice.org_project/4111m1$Build-9808</meta:generator>
  </office:meta>
</office:document-meta>
</file>